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4ef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4ef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4ef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4ef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4ef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4ef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4ef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4ef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4ef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4ef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4ef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4ef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4ef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4ef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4ef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4ef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4ef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varo Naím Silva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8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03074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varo Manuel Sílva Cub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33937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7.9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